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5.708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1.506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9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10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1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2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7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9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1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222bf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344c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20f1be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21e749" style:font-name-asian="Times New Roman" style:font-size-asian="12pt" style:font-style-asian="normal" style:font-weight-asian="normal" style:font-name-complex="Times New Roman" style:font-size-complex="10pt"/>
    </style:style>
    <style:style style:name="T24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/>
    </style:style>
    <style:style style:name="T25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373c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use-window-font-color="true" loext:opacity="0%" style:font-name="Times New Roman" fo:font-size="11pt" fo:language="fr" fo:country="FR" officeooo:rsid="002373c5" style:font-name-asian="Times New Roman" style:font-size-asian="11pt" style:font-name-complex="Times New Roman" style:font-size-complex="10pt"/>
    </style:style>
    <style:style style:name="T27" style:family="text">
      <style:text-properties style:text-underline-style="none" officeooo:rsid="0001da38"/>
    </style:style>
    <style:style style:name="T28" style:family="text">
      <style:text-properties fo:font-size="11pt" officeooo:rsid="0001da38" style:font-size-asian="11pt"/>
    </style:style>
    <style:style style:name="T29" style:family="text">
      <style:text-properties officeooo:rsid="0021e749"/>
    </style:style>
    <style:style style:name="T30" style:family="text">
      <style:text-properties officeooo:rsid="002373c5"/>
    </style:style>
    <style:style style:name="T3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/>
            <text:p text:style-name="P21">STAGE ANR MARITEM</text:p>
            <text:p text:style-name="P21">ENC M2 TNAH</text:p>
            <text:p text:style-name="P11"/>
            <text:p text:style-name="P11"/>
          </table:table-cell>
          <table:table-cell table:style-name="Table1.B1" office:value-type="string">
            <text:p text:style-name="P12"/>
            <text:p text:style-name="P13"/>
            <text:p text:style-name="P14">C.R. REUNION <text:span text:style-name="T30">8</text:span></text:p>
          </table:table-cell>
          <table:table-cell table:style-name="Table1.C1" table:number-columns-spanned="2" office:value-type="string">
            <text:p text:style-name="P16"/>
            <text:p text:style-name="P15">Date<text:tab/>: <text:span text:style-name="T30">12</text:span><text:span text:style-name="T29">/</text:span>0<text:span text:style-name="T29">4/</text:span>20<text:span text:style-name="T12">21</text:span></text:p>
            <text:p text:style-name="P15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7"/>
            <text:p text:style-name="Standard"><text:span text:style-name="T2">Participants</text:span><text:span text:style-name="T1"> :</text:span><text:tab/></text:p>
            <text:p text:style-name="P23"><text:span text:style-name="T28">Mme </text:span><text:span text:style-name="T26">Chaillou-Amadieu</text:span><text:span text:style-name="T28">, Mr Tuloup</text:span></text:p>
            <text:p text:style-name="P22"/>
          </table:table-cell>
          <table:covered-table-cell/>
          <table:covered-table-cell/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4">Conversion des fichiers JSON en MEI</text:span></text:p>
            <text:p text:style-name="P3"><text:span text:style-name="T21">Prochaine réunion : </text:span><text:span text:style-name="T24">semaine du 19/04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4">- </text:span><text:span text:style-name="T15">Echanges relatifs à</text:span><text:span text:style-name="T16"> </text:span><text:span text:style-name="T18">l’avancement</text:span><text:span text:style-name="T16"> de l</text:span><text:span text:style-name="T20">a conversion des fichiers JSON en MEI</text:span></text:p>
            <text:p text:style-name="P7"><text:span text:style-name="T18">- </text:span><text:span text:style-name="T20">Point d’échange sur le script Python, XSLT, les balises utilisées et l’encodage de la notation musicale (travail en cours).</text:span></text:p>
            <text:p text:style-name="P10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8"><text:span text:style-name="T17">- </text:span><text:span text:style-name="T20">Plusieurs clés JSON ne sont pas clairement indiquées dans les Guidelines de la MEI (syllabeType, spaced, uuid, focus, text, kind)</text:span></text:p>
            <text:p text:style-name="P8"><text:span text:style-name="T18">- </text:span><text:span text:style-name="T20">Intégration de la liquescence aux différentes notes avec la balise &lt;liquescent&gt; : s’aider de la documentation sur les neumes et les pliques (plicae)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7">:</text:span></text:p>
            <text:p text:style-name="P9"><text:span text:style-name="T9">- </text:span><text:span text:style-name="T25">Intégrer les balises manquantes aux deux fichiers de transformation.</text:span></text:p>
            <text:p text:style-name="P9"><text:span text:style-name="T25"/></text:p>
            <text:p text:style-name="P9"><text:span text:style-name="T25">- Lister les balises MEI nécessaires pour la documentation de l’ODD.</text:span></text:p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4-12T14:26:39.058633076</dc:date>
    <meta:print-date>2002-06-11T10:46:00</meta:print-date>
    <meta:editing-cycles>23</meta:editing-cycles>
    <meta:editing-duration>PT7H44M43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9" meta:word-count="142" meta:character-count="861" meta:non-whitespace-character-count="736"/>
  </office:meta>
</office:document-meta>
</file>